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style:font-size-asian="28pt" style:font-size-complex="3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095592" officeooo:paragraph-rsid="00095592" style:font-size-asian="28pt" style:font-size-complex="3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0ac976" officeooo:paragraph-rsid="000ac976" style:font-size-asian="28pt" style:font-size-complex="3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50972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7903b" officeooo:paragraph-rsid="0007903b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95592" officeooo:paragraph-rsid="00095592"/>
    </style:style>
    <style:style style:name="T1" style:family="text">
      <style:text-properties officeooo:rsid="0004e186"/>
    </style:style>
    <style:style style:name="T2" style:family="text">
      <style:text-properties officeooo:rsid="00050972"/>
    </style:style>
    <style:style style:name="T3" style:family="text">
      <style:text-properties fo:font-size="32pt" officeooo:rsid="00050972" style:font-size-asian="28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officeooo:rsid="00050972" style:font-size-asian="32pt" style:font-size-complex="32pt"/>
    </style:style>
    <style:style style:name="T6" style:family="text">
      <style:text-properties officeooo:rsid="000ac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1) </text:span>ipconfig <text:s text:c="2"/><text:span text:style-name="T1">= to get ip address of a networking device</text:span></text:p>
      <text:p text:style-name="P2"/>
      <text:p text:style-name="P5"><text:span text:style-name="T3">2) </text:span><text:span text:style-name="T4">ipconfig /all </text:span><text:span text:style-name="T5">= to get ip address and mac address of machine</text:span></text:p>
      <text:p text:style-name="P5"><text:span text:style-name="T5"/></text:p>
      <text:p text:style-name="P6"><text:span text:style-name="T5">3</text:span><text:span text:style-name="T4">) ip addr = linux machines ip address and mac address</text:span></text:p>
      <text:p text:style-name="P6"><text:span text:style-name="T4"/></text:p>
      <text:p text:style-name="P7"><text:span text:style-name="T4">4) ping &lt;destination_ip_address&gt;</text:span></text:p>
      <text:p text:style-name="P7"><text:span text:style-name="T4"/></text:p>
      <text:p text:style-name="P7"><text:span text:style-name="T4">&gt;ping 10.0.0.2</text:span></text:p>
      <text:p text:style-name="Text_20_body"/>
      <text:p text:style-name="P1">Pinging 10.0.0.2 with 32 bytes of data:</text:p>
      <text:p text:style-name="Text_20_body"/>
      <text:p text:style-name="P1">Reply from 10.0.0.2: bytes=32 time&lt;1ms TTL=128</text:p>
      <text:p text:style-name="P1">Reply from 10.0.0.2: bytes=32 time&lt;1ms TTL=128</text:p>
      <text:p text:style-name="P1">Reply from 10.0.0.2: bytes=32 time&lt;1ms TTL=128</text:p>
      <text:p text:style-name="P1">Reply from 10.0.0.2: bytes=32 time&lt;1ms TTL=128</text:p>
      <text:p text:style-name="Text_20_body"/>
      <text:p text:style-name="P1">Ping statistics for 10.0.0.2:</text:p>
      <text:p text:style-name="P1"><text:soft-page-break/>Packets: Sent = 4, Received = 4, Lost = 0 (0% loss),</text:p>
      <text:p text:style-name="P1">Approximate round trip times in milli-seconds:</text:p>
      <text:p text:style-name="P1">Minimum = 0ms, Maximum = 0ms, Average = 0ms</text:p>
      <text:p text:style-name="P7"><text:span text:style-name="T4"/></text:p>
      <text:p text:style-name="P3">5)nslookup <text:a xlink:type="simple" xlink:href="http://www.google.com/" text:style-name="Internet_20_link" text:visited-style-name="Visited_20_Internet_20_Link">www.google.co</text:a><text:a xlink:type="simple" xlink:href="http://www.google.com/" text:style-name="Internet_20_link" text:visited-style-name="Visited_20_Internet_20_Link"><text:span text:style-name="T6">m</text:span></text:a></text:p>
      <text:p text:style-name="P4">for dns query</text:p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22:51:26.157961123</meta:creation-date>
    <dc:date>2024-09-24T22:04:13.057377726</dc:date>
    <meta:editing-duration>PT1H22M1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107" meta:character-count="650" meta:non-whitespace-character-count="557"/>
  </office:meta>
</office:document-meta>
</file>